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6600" draw:marker-start-width="0.279cm" draw:marker-end-width="0.279cm" draw:fill-color="#579d1c" draw:textarea-horizontal-align="justify" draw:textarea-vertical-align="middle" draw:auto-grow-height="false" fo:min-height="1.498cm" fo:min-width="12.848cm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0.9cm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1.7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.6cm" fo:min-width="2.754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53cm" svg:stroke-color="#006600" draw:marker-start-width="0.279cm" draw:marker-end-width="0.279cm" draw:fill-color="#579d1c" draw:textarea-horizontal-align="justify" draw:textarea-vertical-align="middle" draw:auto-grow-height="false" fo:min-height="1.498cm" fo:min-width="4.048cm" fo:padding-top="0.151cm" fo:padding-bottom="0.151cm" fo:padding-left="0.276cm" fo:padding-right="0.27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 fo:min-height="0.6cm" fo:min-width="1.622cm"/>
    </style:style>
    <style:style style:name="gr8" style:family="graphic" style:parent-style-name="standard">
      <style:graphic-properties draw:textarea-horizontal-align="justify" draw:textarea-vertical-align="middle" draw:auto-grow-height="false" fo:min-height="1.95cm" fo:min-width="1.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fill-color="#ff950e" draw:textarea-horizontal-align="justify" draw:textarea-vertical-align="middle" draw:auto-grow-height="false" fo:min-height="0.881cm" fo:min-width="2.754cm"/>
    </style:style>
    <style:style style:name="gr11" style:family="graphic" style:parent-style-name="standard">
      <style:graphic-properties svg:stroke-width="0.053cm" svg:stroke-color="#006600" draw:marker-start-width="0.279cm" draw:marker-end-width="0.279cm" draw:fill-color="#579d1c" draw:textarea-horizontal-align="justify" draw:textarea-vertical-align="middle" draw:auto-grow-height="false" fo:min-height="1.498cm" fo:min-width="4.648cm" fo:padding-top="0.151cm" fo:padding-bottom="0.151cm" fo:padding-left="0.276cm" fo:padding-right="0.276cm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579d1c"/>
      <style:paragraph-properties fo:text-align="center"/>
    </style:style>
    <style:style style:name="P3" style:family="paragraph">
      <loext:graphic-properties draw:fill-color="#ff950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loext:graphic-properties draw:fill-color="#ff950e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style:paragraph-properties fo:text-align="center"/>
      <style:text-properties style:text-underline-style="none"/>
    </style:style>
    <style:style style:name="P9" style:family="paragraph">
      <loext:graphic-properties draw:fill-color="#ff950e"/>
      <style:paragraph-properties fo:text-align="center"/>
      <style:text-properties style:text-underline-style="none"/>
    </style:style>
    <style:style style:name="P10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custom-shape draw:style-name="gr1" draw:text-style-name="P2" draw:layer="layout" svg:width="13.4cm" svg:height="1.8cm" svg:x="9.5cm" svg:y="3.1cm">
            <text:p text:style-name="P1">Mitarbeiter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8cm" svg:height="2.6cm" svg:x="9cm" svg:y="7.4cm">
            <text:p text:style-name="P1">legt an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layer="layout" svg:width="2.8cm" svg:height="2.6cm" svg:x="16.4cm" svg:y="6.9cm">
            <text:p text:style-name="P1">besitzt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draw:layer="layout" svg:width="4.4cm" svg:height="3.6cm" svg:x="7.6cm" svg:y="16.3cm">
            <text:p text:style-name="P1">Wird zu-</text:p>
            <text:p text:style-name="P1">gewiesen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" draw:text-style-name="P3" draw:layer="layout" svg:width="4.6cm" svg:height="1.2cm" svg:x="2.8cm" svg:y="0.8cm">
            <text:p text:style-name="P1">Vornam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4.6cm" svg:height="1.2cm" svg:x="15.6cm" svg:y="0.4cm">
            <text:p text:style-name="P1">Nam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4.6cm" svg:height="1.2cm" svg:x="9.4cm" svg:y="0.4cm">
            <text:p text:style-name="P1">Login-Nam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4.6cm" svg:height="1.2cm" svg:x="23cm" svg:y="1.2cm">
            <text:p text:style-name="P1">Passwor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4.6cm" svg:height="1.2cm" svg:x="2cm" svg:y="3.2cm">
            <text:p text:style-name="P1">Emai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4.6cm" svg:height="1.2cm" svg:x="0.4cm" svg:y="11cm">
            <text:p text:style-name="P1">Beschreibun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4.6cm" svg:height="1.2cm" svg:x="15.4cm" svg:y="14.2cm">
            <text:p text:style-name="P1">Wer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9.5cm" svg:y1="4cm" svg:x2="6.6cm" svg:y2="3.8cm">
            <text:p/>
          </draw:line>
          <draw:line draw:style-name="gr5" draw:text-style-name="P4" draw:layer="layout" svg:x1="9.5cm" svg:y1="3.1cm" svg:x2="7cm" svg:y2="1.8cm">
            <text:p/>
          </draw:line>
          <draw:line draw:style-name="gr5" draw:text-style-name="P4" draw:layer="layout" svg:x1="12.4cm" svg:y1="3.1cm" svg:x2="12cm" svg:y2="1.6cm">
            <text:p/>
          </draw:line>
          <draw:line draw:style-name="gr5" draw:text-style-name="P4" draw:layer="layout" svg:x1="17cm" svg:y1="3.1cm" svg:x2="17.6cm" svg:y2="1.6cm">
            <text:p/>
          </draw:line>
          <draw:line draw:style-name="gr5" draw:text-style-name="P4" draw:layer="layout" svg:x1="22.9cm" svg:y1="3.1cm" svg:x2="23.8cm" svg:y2="2.2cm">
            <text:p/>
          </draw:line>
          <draw:line draw:style-name="gr5" draw:text-style-name="P4" draw:layer="layout" svg:x1="10.4cm" svg:y1="7.4cm" svg:x2="10.4cm" svg:y2="4.9cm">
            <text:p/>
          </draw:line>
          <draw:line draw:style-name="gr5" draw:text-style-name="P4" draw:layer="layout" svg:x1="10.4cm" svg:y1="10cm" svg:x2="10.4cm" svg:y2="10.9cm">
            <text:p/>
          </draw:line>
          <draw:line draw:style-name="gr5" draw:text-style-name="P4" draw:layer="layout" svg:x1="8.1cm" svg:y1="10.9cm" svg:x2="4.8cm" svg:y2="9cm">
            <text:p/>
          </draw:line>
          <draw:line draw:style-name="gr5" draw:text-style-name="P4" draw:layer="layout" svg:x1="8.2cm" svg:y1="12.4cm" svg:x2="6.2cm" svg:y2="13.4cm">
            <text:p/>
          </draw:line>
          <draw:line draw:style-name="gr5" draw:text-style-name="P4" draw:layer="layout" svg:x1="8.1cm" svg:y1="11.6cm" svg:x2="5cm" svg:y2="11.6cm">
            <text:p/>
          </draw:line>
          <draw:custom-shape draw:style-name="gr6" draw:text-style-name="P2" draw:layer="layout" svg:width="4.6cm" svg:height="1.8cm" svg:x="8.1cm" svg:y="10.9cm">
            <text:p text:style-name="P1">Ticket</text:p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7.8cm" svg:y1="6.9cm" svg:x2="17.8cm" svg:y2="4.9cm">
            <text:p/>
          </draw:line>
          <draw:line draw:style-name="gr5" draw:text-style-name="P4" draw:layer="layout" svg:x1="17.8cm" svg:y1="10.5cm" svg:x2="17.8cm" svg:y2="9.5cm">
            <text:p/>
          </draw:line>
          <draw:custom-shape draw:style-name="gr4" draw:text-style-name="P3" draw:layer="layout" svg:width="4.6cm" svg:height="1.2cm" svg:x="0.4cm" svg:y="8.2cm">
            <text:p text:style-name="P1">Erstelldatu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3cm" svg:height="1.2cm" svg:x="3.8cm" svg:y="13.2cm">
            <text:p text:style-name="P1">Tite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7.8cm" svg:y1="12.3cm" svg:x2="17.8cm" svg:y2="14.2cm">
            <text:p/>
          </draw:line>
          <draw:line draw:style-name="gr5" draw:text-style-name="P4" draw:layer="layout" svg:x1="24.6cm" svg:y1="9.001cm" svg:x2="21.2cm" svg:y2="4.9cm">
            <text:p/>
          </draw:line>
          <draw:line draw:style-name="gr5" draw:text-style-name="P4" draw:layer="layout" svg:x1="24.5cm" svg:y1="17.1cm" svg:x2="24.5cm" svg:y2="13.105cm">
            <text:p/>
          </draw:line>
          <draw:custom-shape draw:style-name="gr8" draw:text-style-name="P1" draw:layer="layout" svg:width="4.8cm" svg:height="4.399cm" svg:x="22.1cm" svg:y="8.806cm">
            <text:p text:style-name="P1">be-</text:p>
            <text:p text:style-name="P1">kommt </text:p>
            <text:p text:style-name="P1">zuge-</text:p>
            <text:p text:style-name="P1">wiesen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4" draw:layer="layout" svg:x1="14.4cm" svg:y1="7.4cm" svg:x2="15.5cm" svg:y2="11.2cm">
            <text:p/>
          </draw:line>
          <draw:line draw:style-name="gr5" draw:text-style-name="P4" draw:layer="layout" svg:x1="9.8cm" svg:y1="12.7cm" svg:x2="9.8cm" svg:y2="16.3cm">
            <text:p/>
          </draw:line>
          <draw:line draw:style-name="gr5" draw:text-style-name="P4" draw:layer="layout" svg:x1="22cm" svg:y1="18.1cm" svg:x2="12cm" svg:y2="18.1cm">
            <text:p/>
          </draw:line>
          <draw:frame draw:style-name="gr9" draw:text-style-name="P5" draw:layer="layout" svg:width="0.6cm" svg:height="0.962cm" svg:x="9.6cm" svg:y="5.238cm">
            <draw:text-box>
              <text:p>1</text:p>
            </draw:text-box>
          </draw:frame>
          <draw:frame draw:style-name="gr9" draw:text-style-name="P5" draw:layer="layout" svg:width="0.6cm" svg:height="0.962cm" svg:x="9.6cm" svg:y="9.938cm">
            <draw:text-box>
              <text:p>n</text:p>
            </draw:text-box>
          </draw:frame>
          <draw:frame draw:style-name="gr9" draw:text-style-name="P5" draw:layer="layout" svg:width="0.6cm" svg:height="0.962cm" svg:x="9cm" svg:y="12.838cm">
            <draw:text-box>
              <text:p>1</text:p>
            </draw:text-box>
          </draw:frame>
          <draw:frame draw:style-name="gr9" draw:text-style-name="P5" draw:layer="layout" svg:width="0.6cm" svg:height="0.962cm" svg:x="21.2cm" svg:y="17.238cm">
            <draw:text-box>
              <text:p>n</text:p>
            </draw:text-box>
          </draw:frame>
          <draw:frame draw:style-name="gr9" draw:text-style-name="P5" draw:layer="layout" svg:width="0.6cm" svg:height="0.962cm" svg:x="21.6cm" svg:y="4.838cm">
            <draw:text-box>
              <text:p>1</text:p>
            </draw:text-box>
          </draw:frame>
          <draw:frame draw:style-name="gr9" draw:text-style-name="P5" draw:layer="layout" svg:width="0.6cm" svg:height="0.962cm" svg:x="23.8cm" svg:y="16.138cm">
            <draw:text-box>
              <text:p>n</text:p>
            </draw:text-box>
          </draw:frame>
          <draw:line draw:style-name="gr5" draw:text-style-name="P4" draw:layer="layout" svg:x1="9cm" svg:y1="10.9cm" svg:x2="7.4cm" svg:y2="8cm">
            <text:p/>
          </draw:line>
          <draw:custom-shape draw:style-name="gr4" draw:text-style-name="P7" draw:layer="layout" svg:width="4.6cm" svg:height="1.2cm" svg:x="4.4cm" svg:y="7cm">
            <text:p text:style-name="P6"><text:span text:style-name="T1">Ticket_I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9.5cm" svg:y1="4.4cm" svg:x2="7.6cm" svg:y2="5.4cm">
            <text:p/>
          </draw:line>
          <draw:custom-shape draw:style-name="gr4" draw:text-style-name="P7" draw:layer="layout" svg:width="4.6cm" svg:height="1.2cm" svg:x="3.2cm" svg:y="5cm">
            <text:p text:style-name="P6"><text:span text:style-name="T1">Mitarbeiter_I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0.6cm" svg:height="0.962cm" svg:x="17.9cm" svg:y="5.238cm">
            <draw:text-box>
              <text:p>1</text:p>
            </draw:text-box>
          </draw:frame>
          <draw:frame draw:style-name="gr9" draw:text-style-name="P5" draw:layer="layout" svg:width="0.6cm" svg:height="0.962cm" svg:x="17.9cm" svg:y="9.438cm">
            <draw:text-box>
              <text:p>n</text:p>
            </draw:text-box>
          </draw:frame>
          <draw:line draw:style-name="gr5" draw:text-style-name="P4" draw:layer="layout" svg:x1="19.2cm" svg:y1="10.5cm" svg:x2="20.4cm" svg:y2="8.8cm">
            <text:p/>
          </draw:line>
          <draw:custom-shape draw:style-name="gr4" draw:text-style-name="P7" draw:layer="layout" svg:width="4.6cm" svg:height="1.2cm" svg:x="19.3cm" svg:y="7.8cm">
            <text:p text:style-name="P6"><text:span text:style-name="T1">Rechte_I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4.6cm" svg:height="1.8cm" svg:x="15.5cm" svg:y="10.5cm">
            <text:p text:style-name="P1">Rechte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4.6cm" svg:height="1.599cm" svg:x="11.8cm" svg:y="6cm">
            <text:p text:style-name="P1">Bezeichnun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22.2cm" svg:y1="16.2cm" svg:x2="23.4cm" svg:y2="17.1cm">
            <text:p/>
          </draw:line>
          <draw:custom-shape draw:style-name="gr4" draw:text-style-name="P7" draw:layer="layout" svg:width="4.6cm" svg:height="1.2cm" svg:x="18.806cm" svg:y="15.245cm">
            <text:p text:style-name="P6"><text:span text:style-name="T1">Zuweisung_I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21.2cm" svg:y1="19.2cm" svg:x2="22cm" svg:y2="18.6cm">
            <text:p/>
          </draw:line>
          <draw:custom-shape draw:style-name="gr11" draw:text-style-name="P2" draw:layer="layout" svg:width="5.2cm" svg:height="1.8cm" svg:x="22cm" svg:y="17.1cm">
            <text:p text:style-name="P1">Ticketzuweisung</text:p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4.6cm" svg:height="1.2cm" svg:x="16.8cm" svg:y="18.8cm">
            <text:p text:style-name="P8"><text:span text:style-name="T2">Zeitpunk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12:09:07.965853087</meta:creation-date>
    <dc:date>2015-11-11T18:46:04.112641350</dc:date>
    <meta:editing-duration>PT1H2M29S</meta:editing-duration>
    <meta:editing-cycles>9</meta:editing-cycles>
    <meta:generator>LibreOffice/5.0.2.2$Linux_X86_64 LibreOffice_project/00m0$Build-2</meta:generator>
    <meta:document-statistic meta:object-count="78"/>
  </office:meta>
</office:document-meta>
</file>